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bd1" officeooo:paragraph-rsid="001eabd1"/>
    </style:style>
    <style:style style:name="P2" style:family="paragraph" style:parent-style-name="Standard">
      <style:text-properties officeooo:rsid="002025c3" officeooo:paragraph-rsid="002025c3"/>
    </style:style>
    <style:style style:name="P3" style:family="paragraph" style:parent-style-name="Standard">
      <style:text-properties officeooo:rsid="0021da44" officeooo:paragraph-rsid="0021da44"/>
    </style:style>
    <style:style style:name="T1" style:family="text">
      <style:text-properties officeooo:rsid="002025c3"/>
    </style:style>
    <style:style style:name="T2" style:family="text">
      <style:text-properties officeooo:rsid="0021da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Wednesday, I told Dr. Anderson the learned dictionary atoms looked random.</text:p>
      <text:p text:style-name="P1"/>
      <text:p text:style-name="P1">However, looking closer, this appears not to be the case. <text:s/>The learned dictionary does not appear to be random noise. <text:s/>The colors change too slowly. <text:s/>Instead, it appears most atoms consist of several “blobs” of color. <text:s/>Of course, this is not to say this dictionary well-represents the data. <text:s/>However, it is possible this dictionary better represents the data than the original dictionary, which would suggest that any flaw would reside in the objective, not the algorithm or code.</text:p>
      <text:p text:style-name="P1"/>
      <text:p text:style-name="P1">Testing this will simply require <text:span text:style-name="T1">applying the sparse coding algorithm using the final dictionary, and comparing the resulting representation error to the initial dictionary.<text:line-break/><text:line-break/></text:span></text:p>
      <text:p text:style-name="P1"/>
      <text:p text:style-name="P2">Test 1:</text:p>
      <text:p text:style-name="P2">Use final dictionary for sparse coding. <text:s/>Compare to results using initial dictionary.</text:p>
      <text:p text:style-name="P2"/>
      <text:p text:style-name="P2">Test 2:</text:p>
      <text:p text:style-name="P2">Factor G directly, and compare results to approximation D.</text:p>
      <text:p text:style-name="P2"/>
      <text:p text:style-name="P2">Test 3:</text:p>
      <text:p text:style-name="P3">Evaluate performance for random initialization.</text:p>
      <text:p text:style-name="P3"/>
      <text:p text:style-name="P3">Test 4:</text:p>
      <text:p text:style-name="P3">Test dictionary performance for extrapolation and denoi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0:08:59.467436553</meta:creation-date>
    <dc:date>2020-07-16T12:55:45.958425018</dc:date>
    <meta:editing-duration>PT10H25M56S</meta:editing-duration>
    <meta:editing-cycles>1</meta:editing-cycles>
    <meta:document-statistic meta:table-count="0" meta:image-count="0" meta:object-count="0" meta:page-count="1" meta:paragraph-count="11" meta:word-count="155" meta:character-count="1010" meta:non-whitespace-character-count="858"/>
    <meta:generator>LibreOffice/5.1.6.2$Linux_X86_64 LibreOffice_project/10m0$Build-2</meta:generator>
  </office:meta>
</office:document-meta>
</file>